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top" draw:auto-grow-height="false" draw:fit-to-size="false" style:shrink-to-fit="false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fit-to-size="false" style:shrink-to-fit="false" fo:min-height="1.27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1.274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stroke="dash" draw:stroke-dash="Double_20_Dash" draw:marker-end="Arrow" draw:marker-end-width="0.3cm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font-size="5.40000009536743pt" fo:font-style="italic" style:font-size-asian="5.40000009536743pt" style:font-style-asian="italic" style:font-size-complex="5.40000009536743pt" style:font-style-complex="italic"/>
    </style:style>
    <style:style style:name="T5" style:family="text">
      <style:text-properties fo:font-size="5.40000009536743pt" fo:font-style="normal" style:font-size-asian="5.40000009536743pt" style:font-style-asian="normal" style:font-size-complex="5.4000000953674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06cm" svg:height="4.572cm" svg:x="1.189cm" svg:y="1.208cm">
          <draw:text-box>
            <text:p><text:span text:style-name="T1">Co</text:span><text:span text:style-name="T1">mp</text:span><text:span text:style-name="T1">agn</text:span><text:span text:style-name="T1">on </text:span><text:span text:style-name="T1">boa</text:span><text:span text:style-name="T1">rd </text:span><text:span text:style-name="T1">(nx, </text:span><text:span text:style-name="T1">pi ..</text:span><text:span text:style-name="T1">.)</text:span></text:p>
          </draw:text-box>
        </draw:frame>
        <draw:frame draw:style-name="gr1" draw:text-style-name="P1" draw:layer="layout" svg:width="12.7cm" svg:height="4.572cm" svg:x="1.254cm" svg:y="8.62cm">
          <draw:text-box>
            <text:p><text:span text:style-name="T1">Ground station</text:span></text:p>
          </draw:text-box>
        </draw:frame>
        <draw:frame draw:style-name="gr2" draw:text-style-name="P1" draw:layer="layout" svg:width="1.993cm" svg:height="1.905cm" svg:x="3.668cm" svg:y="2.832cm">
          <draw:text-box>
            <text:p><text:span text:style-name="T1">x-guide.py</text:span></text:p>
          </draw:text-box>
        </draw:frame>
        <draw:line draw:style-name="gr3" draw:text-style-name="P2" draw:layer="layout" svg:x1="5.661cm" svg:y1="3.086cm" svg:x2="7.439cm" svg:y2="3.086cm">
          <text:p/>
        </draw:line>
        <draw:frame draw:style-name="gr2" draw:text-style-name="P1" draw:layer="layout" svg:width="2.413cm" svg:height="2.032cm" svg:x="7.439cm" svg:y="2.07cm">
          <draw:text-box>
            <text:p><text:span text:style-name="T1">proxy-air.py</text:span></text:p>
          </draw:text-box>
        </draw:frame>
        <draw:line draw:style-name="gr4" draw:text-style-name="P3" draw:layer="layout" svg:x1="5.661cm" svg:y1="3.721cm" svg:x2="7.439cm" svg:y2="3.721cm">
          <text:p/>
        </draw:line>
        <draw:line draw:style-name="gr3" draw:text-style-name="P2" draw:layer="layout" svg:x1="1.47cm" svg:y1="3.721cm" svg:x2="3.629cm" svg:y2="3.721cm">
          <text:p/>
        </draw:line>
        <draw:line draw:style-name="gr4" draw:text-style-name="P3" draw:layer="layout" svg:x1="5.661cm" svg:y1="4.483cm" svg:x2="8.455cm" svg:y2="4.483cm">
          <text:p/>
        </draw:line>
        <draw:frame draw:style-name="gr5" draw:text-style-name="P1" draw:layer="layout" svg:width="1.143cm" svg:height="0.508cm" svg:x="6.042cm" svg:y="4.102cm">
          <draw:text-box>
            <text:p><text:span text:style-name="T1">4246</text:span></text:p>
            <text:p><text:span text:style-name="T1"/></text:p>
          </draw:text-box>
        </draw:frame>
        <draw:frame draw:style-name="gr5" draw:text-style-name="P1" draw:layer="layout" svg:width="1.016cm" svg:height="0.508cm" svg:x="6.042cm" svg:y="2.705cm">
          <draw:text-box>
            <text:p><text:span text:style-name="T1">4310</text:span></text:p>
            <text:p><text:span text:style-name="T1"/></text:p>
          </draw:text-box>
        </draw:frame>
        <draw:frame draw:style-name="gr5" draw:text-style-name="P1" draw:layer="layout" svg:width="1.143cm" svg:height="0.508cm" svg:x="6.042cm" svg:y="3.34cm">
          <draw:text-box>
            <text:p><text:span text:style-name="T1">4320</text:span></text:p>
            <text:p><text:span text:style-name="T1"/></text:p>
          </draw:text-box>
        </draw:frame>
        <draw:line draw:style-name="gr4" draw:text-style-name="P3" draw:layer="layout" svg:x1="1.424cm" svg:y1="5.245cm" svg:x2="8.455cm" svg:y2="5.245cm">
          <text:p/>
        </draw:line>
        <draw:frame draw:style-name="gr5" draw:text-style-name="P1" draw:layer="layout" svg:width="1.905cm" svg:height="0.508cm" svg:x="1.724cm" svg:y="4.748cm">
          <draw:text-box>
            <text:p><text:span text:style-name="T1">42</text:span><text:span text:style-name="T1">44 </text:span><text:span text:style-name="T1">(tx </text:span><text:span text:style-name="T2">p2</text:span><text:span text:style-name="T1">)</text:span></text:p>
            <text:p><text:span text:style-name="T1"/></text:p>
          </draw:text-box>
        </draw:frame>
        <draw:frame draw:style-name="gr5" draw:text-style-name="P1" draw:layer="layout" svg:width="1.905cm" svg:height="0.508cm" svg:x="1.697cm" svg:y="3.24cm">
          <draw:text-box>
            <text:p><text:span text:style-name="T1">430</text:span><text:span text:style-name="T1">0 (rx </text:span><text:span text:style-name="T2">p7</text:span><text:span text:style-name="T1">)</text:span></text:p>
            <text:p><text:span text:style-name="T1"/></text:p>
          </draw:text-box>
        </draw:frame>
        <draw:line draw:style-name="gr6" draw:text-style-name="P2" draw:layer="layout" svg:x1="8.455cm" svg:y1="4.483cm" svg:x2="8.455cm" svg:y2="5.245cm">
          <text:p/>
        </draw:line>
        <draw:line draw:style-name="gr4" draw:text-style-name="P3" draw:layer="layout" svg:x1="8.455cm" svg:y1="4.864cm" svg:x2="10.741cm" svg:y2="4.864cm">
          <text:p/>
        </draw:line>
        <draw:line draw:style-name="gr3" draw:text-style-name="P2" draw:layer="layout" svg:x1="9.852cm" svg:y1="3.34cm" svg:x2="10.868cm" svg:y2="3.34cm">
          <text:p/>
        </draw:line>
        <draw:line draw:style-name="gr3" draw:text-style-name="P2" draw:layer="layout" svg:x1="1.47cm" svg:y1="2.451cm" svg:x2="7.439cm" svg:y2="2.451cm">
          <text:p/>
        </draw:line>
        <draw:frame draw:style-name="gr5" draw:text-style-name="P1" draw:layer="layout" svg:width="1.905cm" svg:height="0.508cm" svg:x="1.724cm" svg:y="1.997cm">
          <draw:text-box>
            <text:p><text:span text:style-name="T1">4245 (rx </text:span><text:span text:style-name="T2">p3</text:span><text:span text:style-name="T1">)</text:span></text:p>
            <text:p><text:span text:style-name="T1"/></text:p>
          </draw:text-box>
        </draw:frame>
        <draw:frame draw:style-name="gr5" draw:text-style-name="P1" draw:layer="layout" svg:width="1.397cm" svg:height="0.762cm" svg:x="9.879cm" svg:y="3.821cm">
          <draw:text-box>
            <text:p><text:span text:style-name="T1">UART </text:span></text:p>
            <text:p><text:span text:style-name="T1">/dev/tty</text:span></text:p>
            <text:p><text:span text:style-name="T1"/></text:p>
          </draw:text-box>
        </draw:frame>
        <draw:line draw:style-name="gr7" draw:text-style-name="P3" draw:layer="layout" svg:x1="10.995cm" svg:y1="3.994cm" svg:x2="12.062cm" svg:y2="3.994cm">
          <text:p/>
        </draw:line>
        <draw:frame draw:style-name="gr2" draw:text-style-name="P1" draw:layer="layout" svg:width="2.785cm" svg:height="1.905cm" svg:x="4.719cm" svg:y="10.244cm">
          <draw:text-box>
            <text:p><text:span text:style-name="T1">natnet2mav.py</text:span></text:p>
          </draw:text-box>
        </draw:frame>
        <draw:frame draw:style-name="gr2" draw:text-style-name="P1" draw:layer="layout" svg:width="3.937cm" svg:height="3.456cm" svg:x="9.509cm" svg:y="9.482cm">
          <draw:text-box>
            <text:p><text:span text:style-name="T1">pprz</text:span></text:p>
            <text:p><text:span text:style-name="T1"/></text:p>
            <text:p><text:span text:style-name="T1"/></text:p>
            <text:p><text:span text:style-name="T1">server</text:span></text:p>
            <text:p><text:span text:style-name="T1">natnet2ivy.py</text:span></text:p>
            <text:p><text:span text:style-name="T1">link_combiner.py</text:span></text:p>
            <text:p><text:span text:style-name="T1">link -udp</text:span></text:p>
            <text:p><text:span text:style-name="T1">link -d xbee</text:span></text:p>
          </draw:text-box>
        </draw:frame>
        <draw:line draw:style-name="gr3" draw:text-style-name="P2" draw:layer="layout" svg:x1="4.663cm" svg:y1="11.133cm" svg:x2="1.646cm" svg:y2="11.133cm">
          <text:p/>
        </draw:line>
        <draw:line draw:style-name="gr4" draw:text-style-name="P3" draw:layer="layout" svg:x1="9.509cm" svg:y1="12.684cm" svg:x2="1.581cm" svg:y2="12.657cm">
          <text:p/>
        </draw:line>
        <draw:frame draw:style-name="gr5" draw:text-style-name="P1" draw:layer="layout" svg:width="2.662cm" svg:height="0.508cm" svg:x="2.002cm" svg:y="12.16cm">
          <draw:text-box>
            <text:p><text:span text:style-name="T1">4242 (rx </text:span><text:span text:style-name="T2">p2</text:span><text:span text:style-name="T1">)</text:span></text:p>
            <text:p><text:span text:style-name="T1"/></text:p>
          </draw:text-box>
        </draw:frame>
        <draw:frame draw:style-name="gr5" draw:text-style-name="P1" draw:layer="layout" svg:width="2.662cm" svg:height="0.508cm" svg:x="1.964cm" svg:y="10.652cm">
          <draw:text-box>
            <text:p><text:span text:style-name="T1">4300 (tx </text:span><text:span text:style-name="T2">p7</text:span><text:span text:style-name="T1">)</text:span></text:p>
            <text:p><text:span text:style-name="T1"/></text:p>
          </draw:text-box>
        </draw:frame>
        <draw:line draw:style-name="gr3" draw:text-style-name="P2" draw:layer="layout" svg:x1="16.24cm" svg:y1="12.303cm" svg:x2="13.446cm" svg:y2="12.303cm">
          <text:p/>
        </draw:line>
        <draw:line draw:style-name="gr3" draw:text-style-name="P2" draw:layer="layout" svg:x1="9.382cm" svg:y1="9.89cm" svg:x2="1.647cm" svg:y2="9.863cm">
          <text:p/>
        </draw:line>
        <draw:frame draw:style-name="gr5" draw:text-style-name="P1" draw:layer="layout" svg:width="2.662cm" svg:height="0.508cm" svg:x="2.002cm" svg:y="9.409cm">
          <draw:text-box>
            <text:p><text:span text:style-name="T1">4243 (tx </text:span><text:span text:style-name="T2">p3</text:span><text:span text:style-name="T1">)</text:span></text:p>
            <text:p><text:span text:style-name="T1"/></text:p>
          </draw:text-box>
        </draw:frame>
        <draw:frame draw:style-name="gr1" draw:text-style-name="P1" draw:layer="layout" svg:width="1.27cm" svg:height="0.635cm" svg:x="1.167cm" svg:y="6.861cm">
          <draw:text-box>
            <text:p><text:span text:style-name="T1">WIFI </text:span></text:p>
          </draw:text-box>
        </draw:frame>
        <draw:line draw:style-name="gr7" draw:text-style-name="P3" draw:layer="layout" svg:x1="13.532cm" svg:y1="5.78cm" svg:x2="13.532cm" svg:y2="6.796cm">
          <text:p/>
        </draw:line>
        <draw:frame draw:style-name="gr1" draw:text-style-name="P1" draw:layer="layout" svg:width="3.135cm" svg:height="4.572cm" svg:x="12.089cm" svg:y="1.208cm">
          <draw:text-box>
            <text:p><text:span text:style-name="T1">Autopilot (pprz)</text:span></text:p>
            <text:p><text:span text:style-name="T1"/></text:p>
            <text:p><text:span text:style-name="T1">stabilization indi</text:span></text:p>
            <text:p><text:span text:style-name="T1">guidance indi</text:span></text:p>
            <text:p><text:span text:style-name="T1"/></text:p>
            <text:p><text:span text:style-name="T1">fc-rotor</text:span></text:p>
            <text:p><text:span text:style-name="T1">extra-dl</text:span></text:p>
          </draw:text-box>
        </draw:frame>
        <draw:frame draw:style-name="gr1" draw:text-style-name="P1" draw:layer="layout" svg:width="1.554cm" svg:height="0.635cm" svg:x="12.767cm" svg:y="6.862cm">
          <draw:text-box>
            <text:p><text:span text:style-name="T1">Zigbee </text:span></text:p>
          </draw:text-box>
        </draw:frame>
        <draw:line draw:style-name="gr7" draw:text-style-name="P3" draw:layer="layout" svg:x1="1.832cm" svg:y1="5.78cm" svg:x2="1.832cm" svg:y2="6.796cm">
          <text:p/>
        </draw:line>
        <draw:line draw:style-name="gr7" draw:text-style-name="P3" draw:layer="layout" svg:x1="1.832cm" svg:y1="7.58cm" svg:x2="1.832cm" svg:y2="8.596cm">
          <text:p/>
        </draw:line>
        <draw:line draw:style-name="gr7" draw:text-style-name="P3" draw:layer="layout" svg:x1="13.532cm" svg:y1="7.58cm" svg:x2="13.532cm" svg:y2="8.596cm">
          <text:p/>
        </draw:line>
        <draw:frame draw:style-name="gr1" draw:text-style-name="P1" draw:layer="layout" svg:width="3.064cm" svg:height="4.572cm" svg:x="16.294cm" svg:y="8.62cm">
          <draw:text-box>
            <text:p><text:span text:style-name="T1">Optitrack Motive</text:span></text:p>
            <text:p><text:span text:style-name="T1">(natnet)</text:span></text:p>
          </draw:text-box>
        </draw:frame>
        <draw:frame draw:style-name="gr1" draw:text-style-name="P1" draw:layer="layout" svg:width="1.778cm" svg:height="0.635cm" svg:x="14.235cm" svg:y="12.538cm">
          <draw:text-box>
            <text:p><text:span text:style-name="T1">Ethernet </text:span></text:p>
          </draw:text-box>
        </draw:frame>
        <draw:frame draw:style-name="gr5" draw:text-style-name="P1" draw:layer="layout" svg:width="1.697cm" svg:height="1.016cm" svg:x="14.162cm" svg:y="11.541cm">
          <draw:text-box>
            <text:p><text:span text:style-name="T1"><text:s/></text:span><text:span text:style-name="T1">Dataport</text:span><text:span text:style-name="T1"><text:line-break/></text:span><text:span text:style-name="T1"> <text:s text:c="3"/>1511</text:span></text:p>
            <text:p><text:span text:style-name="T1"/></text:p>
          </draw:text-box>
        </draw:frame>
        <draw:line draw:style-name="gr8" draw:text-style-name="P2" draw:layer="layout" svg:x1="9.509cm" svg:y1="11.541cm" svg:x2="7.577cm" svg:y2="11.549cm">
          <text:p/>
        </draw:line>
        <draw:frame draw:style-name="gr5" draw:text-style-name="P1" draw:layer="layout" svg:width="1.697cm" svg:height="1.016cm" svg:x="7.585cm" svg:y="10.733cm">
          <draw:text-box>
            <text:p><text:span text:style-name="T1"><text:s/></text:span><text:span text:style-name="T1">Dataport</text:span><text:span text:style-name="T1"><text:line-break/></text:span><text:span text:style-name="T1"> <text:s text:c="3"/>1511</text:span></text:p>
            <text:p><text:span text:style-name="T1"/></text:p>
          </draw:text-box>
        </draw:frame>
        <draw:line draw:style-name="gr6" draw:text-style-name="P2" draw:layer="layout" svg:x1="13.573cm" svg:y1="11.541cm" svg:x2="16.24cm" svg:y2="11.541cm">
          <text:p/>
        </draw:line>
        <draw:frame draw:style-name="gr2" draw:text-style-name="P4" draw:layer="layout" svg:width="5.207cm" svg:height="1.27cm" svg:x="3.394cm" svg:y="23.098cm">
          <draw:text-box>
            <text:p><text:span text:style-name="T3">&lt;messa</text:span><text:span text:style-name="T3">ge </text:span><text:span text:style-name="T3">name="</text:span><text:span text:style-name="T3">SETTIN</text:span><text:span text:style-name="T3">G" </text:span><text:span text:style-name="T3">id="4" </text:span><text:span text:style-name="T3">link="for</text:span><text:span text:style-name="T3">warded</text:span><text:span text:style-name="T3">"&gt;</text:span></text:p>
            <text:p><text:span text:style-name="T3"><text:s text:c="2"/></text:span><text:span text:style-name="T3">&lt;field </text:span><text:span text:style-name="T3">name="i</text:span><text:span text:style-name="T3">ndex" </text:span><text:span text:style-name="T3">type="ui</text:span><text:span text:style-name="T3">nt8"/&gt;</text:span></text:p>
            <text:p><text:span text:style-name="T3"><text:s text:c="2"/></text:span><text:span text:style-name="T3">&lt;field </text:span><text:span text:style-name="T3">name="</text:span><text:span text:style-name="T3">ac_id" </text:span><text:span text:style-name="T3">type="ui</text:span><text:span text:style-name="T3">nt8"/&gt;</text:span></text:p>
            <text:p><text:span text:style-name="T3"><text:s text:c="2"/></text:span><text:span text:style-name="T3">&lt;field </text:span><text:span text:style-name="T3">name="</text:span><text:span text:style-name="T3">value" </text:span><text:span text:style-name="T3">type="fl</text:span><text:span text:style-name="T3">oat"/&gt;</text:span></text:p>
            <text:p><text:span text:style-name="T3"><text:s/></text:span><text:span text:style-name="T3">&lt;/mess</text:span><text:span text:style-name="T3">age&gt;</text:span></text:p>
          </draw:text-box>
        </draw:frame>
        <draw:frame draw:style-name="gr2" draw:text-style-name="P4" draw:layer="layout" svg:width="6.654cm" svg:height="2.921cm" svg:x="1.889cm" svg:y="14.081cm">
          <draw:text-box>
            <text:p><text:span text:style-name="T3">&lt;message name="REMOTE_GPS_LOCAL" id="56" link="forwarded"&gt;</text:span></text:p>
            <text:p><text:span text:style-name="T3"><text:s text:c="6"/></text:span><text:span text:style-name="T3">&lt;field name="ac_id" <text:s text:c="4"/>type="uint8"/&gt;</text:span></text:p>
            <text:p><text:span text:style-name="T3"><text:s text:c="6"/></text:span><text:span text:style-name="T3">&lt;field name="pad" <text:s text:c="6"/>type="uint8"/&gt;</text:span></text:p>
            <text:p><text:span text:style-name="T3"><text:s text:c="6"/></text:span><text:span text:style-name="T3">&lt;field name="enu_x" <text:s text:c="3"/>type="float" unit="m"/&gt;</text:span></text:p>
            <text:p><text:span text:style-name="T3"><text:s text:c="6"/></text:span><text:span text:style-name="T3">&lt;field name="enu_y" <text:s text:c="3"/>type="float" unit="m"/&gt;</text:span></text:p>
            <text:p><text:span text:style-name="T3"><text:s text:c="6"/></text:span><text:span text:style-name="T3">&lt;field name="enu_z" <text:s text:c="3"/>type="float" unit="m"/&gt;</text:span></text:p>
            <text:p><text:span text:style-name="T3"><text:s text:c="6"/></text:span><text:span text:style-name="T3">&lt;field name="enu_xd" <text:s/>type="float" unit="m/s"/&gt;</text:span></text:p>
            <text:p><text:span text:style-name="T3"><text:s text:c="6"/></text:span><text:span text:style-name="T3">&lt;field name="enu_yd" <text:s/>type="float" unit="m/s"/&gt;</text:span></text:p>
            <text:p><text:span text:style-name="T3"><text:s text:c="6"/></text:span><text:span text:style-name="T3">&lt;field name="enu_zd" <text:s/>type="float" unit="m/s"/&gt;</text:span></text:p>
            <text:p><text:span text:style-name="T3"><text:s text:c="6"/></text:span><text:span text:style-name="T3">&lt;field name="tow" <text:s text:c="7"/>type="uint32"/&gt;</text:span></text:p>
            <text:p><text:span text:style-name="T3"><text:s text:c="6"/></text:span><text:span text:style-name="T3">&lt;field name="course" <text:s text:c="2"/>type="float" unit="deg"/&gt;</text:span></text:p>
            <text:p><text:span text:style-name="T3"><text:s/></text:span><text:span text:style-name="T3">&lt;/message&gt;</text:span></text:p>
          </draw:text-box>
        </draw:frame>
        <draw:frame draw:style-name="gr2" draw:text-style-name="P1" draw:layer="layout" svg:width="2.413cm" svg:height="2.032cm" svg:x="9.509cm" svg:y="14.589cm">
          <draw:text-box>
            <text:p><text:span text:style-name="T1">pro</text:span><text:span text:style-name="T1">xy-</text:span><text:span text:style-name="T1">air.</text:span><text:span text:style-name="T1">py</text:span></text:p>
          </draw:text-box>
        </draw:frame>
        <draw:frame draw:style-name="gr2" draw:text-style-name="P5" draw:layer="layout" svg:width="4.953cm" svg:height="2.286cm" svg:x="1.889cm" svg:y="17.256cm">
          <draw:text-box>
            <text:p><text:span text:style-name="T4">&lt;message name="GROUND2MAVS" id="1" &gt;</text:span></text:p>
            <text:p><text:span text:style-name="T4"><text:s text:c="6"/></text:span><text:span text:style-name="T4">&lt;field name="ac_id" <text:s text:c="2"/>type="uint8"/&gt;</text:span></text:p>
            <text:p><text:span text:style-name="T4"><text:s text:c="6"/></text:span><text:span text:style-name="T4">&lt;field name="pos_x" <text:s text:c="2"/>type="float" unit="m"/&gt;</text:span></text:p>
            <text:p><text:span text:style-name="T4"><text:s text:c="6"/></text:span><text:span text:style-name="T4">&lt;field name="pos_y" <text:s text:c="2"/>type="float" unit="m"/&gt;</text:span></text:p>
            <text:p><text:span text:style-name="T4"><text:s text:c="6"/></text:span><text:span text:style-name="T4">&lt;field name="pos_z" <text:s text:c="2"/>type="float" unit="m"/&gt;</text:span></text:p>
            <text:p><text:span text:style-name="T4"><text:s text:c="6"/></text:span><text:span text:style-name="T4">&lt;field name="vel_xd" <text:s/>type="float" unit="m/s"/&gt;</text:span></text:p>
            <text:p><text:span text:style-name="T4"><text:s text:c="6"/></text:span><text:span text:style-name="T4">&lt;field name="vel_yd" <text:s/>type="float" unit="m/s"/&gt;</text:span></text:p>
            <text:p><text:span text:style-name="T4"><text:s text:c="6"/></text:span><text:span text:style-name="T4">&lt;field name="vel_zd" <text:s/>type="float" unit="m/s"/&gt;</text:span></text:p>
            <text:p><text:span text:style-name="T4"><text:s/></text:span><text:span text:style-name="T4">&lt;/message&gt;</text:span></text:p>
          </draw:text-box>
        </draw:frame>
        <draw:frame draw:style-name="gr2" draw:text-style-name="P4" draw:layer="layout" svg:width="8.001cm" svg:height="3.81cm" svg:x="11.795cm" svg:y="22.717cm">
          <draw:text-box>
            <text:p><text:span text:style-name="T3">&lt;messa</text:span><text:span text:style-name="T3">ge </text:span><text:span text:style-name="T3">name="</text:span><text:span text:style-name="T3">ROTOR</text:span><text:span text:style-name="T3">CRAFT</text:span><text:span text:style-name="T3">_FP" </text:span><text:span text:style-name="T3">id="147</text:span><text:span text:style-name="T3">"&gt;</text:span></text:p>
            <text:p><text:span text:style-name="T3"><text:s text:c="6"/></text:span><text:span text:style-name="T3">&lt;field </text:span><text:span text:style-name="T3">name="</text:span><text:span text:style-name="T3">east" <text:s text:c="7"/></text:span><text:span text:style-name="T3"><text:s text:c="6"/></text:span><text:span text:style-name="T3">type="in</text:span><text:span text:style-name="T3">t32" </text:span><text:span text:style-name="T3">alt_unit=</text:span><text:span text:style-name="T3">"m" </text:span><text:span text:style-name="T3">alt_unit_</text:span><text:span text:style-name="T3">coef="0.</text:span><text:span text:style-name="T3">003906</text:span><text:span text:style-name="T3">3"/&gt;</text:span></text:p>
            <text:p><text:span text:style-name="T3"><text:s text:c="6"/></text:span><text:span text:style-name="T3">&lt;field </text:span><text:span text:style-name="T3">name="</text:span><text:span text:style-name="T3">north" <text:s text:c="5"/></text:span><text:span text:style-name="T3"><text:s text:c="7"/></text:span><text:span text:style-name="T3">type="in</text:span><text:span text:style-name="T3">t32" </text:span><text:span text:style-name="T3">alt_unit=</text:span><text:span text:style-name="T3">"m" </text:span><text:span text:style-name="T3">alt_unit_</text:span><text:span text:style-name="T3">coef="0.</text:span><text:span text:style-name="T3">003906</text:span><text:span text:style-name="T3">3"/&gt;</text:span></text:p>
            <text:p><text:span text:style-name="T3"><text:s text:c="6"/></text:span><text:span text:style-name="T3">&lt;field </text:span><text:span text:style-name="T3">name="</text:span><text:span text:style-name="T3">up" <text:s text:c="11"/></text:span><text:span text:style-name="T3"><text:s text:c="5"/></text:span><text:span text:style-name="T3">type="in</text:span><text:span text:style-name="T3">t32" </text:span><text:span text:style-name="T3">alt_unit=</text:span><text:span text:style-name="T3">"m" </text:span><text:span text:style-name="T3">alt_unit_</text:span><text:span text:style-name="T3">coef="0.</text:span><text:span text:style-name="T3">003906</text:span><text:span text:style-name="T3">3"/&gt;</text:span></text:p>
            <text:p><text:span text:style-name="T3"><text:s text:c="6"/></text:span><text:span text:style-name="T3">&lt;field </text:span><text:span text:style-name="T3">name="</text:span><text:span text:style-name="T3">veast" <text:s text:c="4"/></text:span><text:span text:style-name="T3"><text:s text:c="7"/></text:span><text:span text:style-name="T3">type="in</text:span><text:span text:style-name="T3">t32" </text:span><text:span text:style-name="T3">alt_unit=</text:span><text:span text:style-name="T3">"m/s" </text:span><text:span text:style-name="T3">alt_unit_</text:span><text:span text:style-name="T3">coef="0.</text:span><text:span text:style-name="T3">000001</text:span><text:span text:style-name="T3">9"/&gt;</text:span></text:p>
            <text:p><text:span text:style-name="T3"><text:s text:c="6"/></text:span><text:span text:style-name="T3">&lt;field </text:span><text:span text:style-name="T3">name="</text:span><text:span text:style-name="T3">vnorth" <text:s text:c="2"/></text:span><text:span text:style-name="T3"><text:s text:c="8"/></text:span><text:span text:style-name="T3">type="in</text:span><text:span text:style-name="T3">t32" </text:span><text:span text:style-name="T3">alt_unit=</text:span><text:span text:style-name="T3">"m/s" </text:span><text:span text:style-name="T3">alt_unit_</text:span><text:span text:style-name="T3">coef="0.</text:span><text:span text:style-name="T3">000001</text:span><text:span text:style-name="T3">9"/&gt;</text:span></text:p>
            <text:p><text:span text:style-name="T3"><text:s text:c="6"/></text:span><text:span text:style-name="T3">&lt;field </text:span><text:span text:style-name="T3">name="</text:span><text:span text:style-name="T3">vup" <text:s text:c="8"/></text:span><text:span text:style-name="T3"><text:s text:c="6"/></text:span><text:span text:style-name="T3">type="in</text:span><text:span text:style-name="T3">t32" </text:span><text:span text:style-name="T3">alt_unit=</text:span><text:span text:style-name="T3">"m/s" </text:span><text:span text:style-name="T3">alt_unit_</text:span><text:span text:style-name="T3">coef="0.</text:span><text:span text:style-name="T3">000001</text:span><text:span text:style-name="T3">9"/&gt;</text:span></text:p>
            <text:p><text:span text:style-name="T3"><text:s text:c="6"/></text:span><text:span text:style-name="T3">&lt;field </text:span><text:span text:style-name="T3">name="</text:span><text:span text:style-name="T3">phi" <text:s text:c="10"/></text:span><text:span text:style-name="T3"><text:s text:c="5"/></text:span><text:span text:style-name="T3">type="in</text:span><text:span text:style-name="T3">t32" </text:span><text:span text:style-name="T3">alt_unit=</text:span><text:span text:style-name="T3">"deg" </text:span><text:span text:style-name="T3">alt_unit_</text:span><text:span text:style-name="T3">coef="0.</text:span><text:span text:style-name="T3">013988</text:span><text:span text:style-name="T3">2"/&gt;</text:span></text:p>
            <text:p><text:span text:style-name="T3"><text:s text:c="6"/></text:span><text:span text:style-name="T3">&lt;field </text:span><text:span text:style-name="T3">name="t</text:span><text:span text:style-name="T3">heta" <text:s text:c="7"/></text:span><text:span text:style-name="T3"><text:s text:c="5"/></text:span><text:span text:style-name="T3">type="in</text:span><text:span text:style-name="T3">t32" </text:span><text:span text:style-name="T3">alt_unit=</text:span><text:span text:style-name="T3">"deg" </text:span><text:span text:style-name="T3">alt_unit_</text:span><text:span text:style-name="T3">coef="0.</text:span><text:span text:style-name="T3">013988</text:span><text:span text:style-name="T3">2"/&gt;</text:span></text:p>
            <text:p><text:span text:style-name="T3"><text:s text:c="6"/></text:span><text:span text:style-name="T3">&lt;field </text:span><text:span text:style-name="T3">name="</text:span><text:span text:style-name="T3">psi" <text:s text:c="10"/></text:span><text:span text:style-name="T3"><text:s text:c="5"/></text:span><text:span text:style-name="T3">type="in</text:span><text:span text:style-name="T3">t32" </text:span><text:span text:style-name="T3">alt_unit=</text:span><text:span text:style-name="T3">"deg" </text:span><text:span text:style-name="T3">alt_unit_</text:span><text:span text:style-name="T3">coef="0.</text:span><text:span text:style-name="T3">013988</text:span><text:span text:style-name="T3">2"/&gt;</text:span></text:p>
            <text:p><text:span text:style-name="T3"><text:s text:c="6"/></text:span><text:span text:style-name="T3">&lt;field </text:span><text:span text:style-name="T3">name="</text:span><text:span text:style-name="T3">carrot_</text:span><text:span text:style-name="T3">east" <text:s text:c="2"/></text:span><text:span text:style-name="T3">type="in</text:span><text:span text:style-name="T3">t32" </text:span><text:span text:style-name="T3">alt_unit=</text:span><text:span text:style-name="T3">"m" </text:span><text:span text:style-name="T3">alt_unit_</text:span><text:span text:style-name="T3">coef="0.</text:span><text:span text:style-name="T3">003906</text:span><text:span text:style-name="T3">3"/&gt;</text:span></text:p>
            <text:p><text:span text:style-name="T3"><text:s text:c="6"/></text:span><text:span text:style-name="T3">&lt;field </text:span><text:span text:style-name="T3">name="</text:span><text:span text:style-name="T3">carrot_</text:span><text:span text:style-name="T3">north" <text:s/></text:span><text:span text:style-name="T3">type="in</text:span><text:span text:style-name="T3">t32" </text:span><text:span text:style-name="T3">alt_unit=</text:span><text:span text:style-name="T3">"m" </text:span><text:span text:style-name="T3">alt_unit_</text:span><text:span text:style-name="T3">coef="0.</text:span><text:span text:style-name="T3">003906</text:span><text:span text:style-name="T3">3"/&gt;</text:span></text:p>
            <text:p><text:span text:style-name="T3"><text:s text:c="6"/></text:span><text:span text:style-name="T3">&lt;field </text:span><text:span text:style-name="T3">name="</text:span><text:span text:style-name="T3">carrot_</text:span><text:span text:style-name="T3">up" <text:s text:c="5"/></text:span><text:span text:style-name="T3">type="in</text:span><text:span text:style-name="T3">t32" </text:span><text:span text:style-name="T3">alt_unit=</text:span><text:span text:style-name="T3">"m" </text:span><text:span text:style-name="T3">alt_unit_</text:span><text:span text:style-name="T3">coef="0.</text:span><text:span text:style-name="T3">003906</text:span><text:span text:style-name="T3">3"/&gt;</text:span></text:p>
            <text:p><text:span text:style-name="T3"><text:s text:c="6"/></text:span><text:span text:style-name="T3">&lt;field </text:span><text:span text:style-name="T3">name="</text:span><text:span text:style-name="T3">carrot_</text:span><text:span text:style-name="T3">psi" <text:s text:c="4"/></text:span><text:span text:style-name="T3">type="in</text:span><text:span text:style-name="T3">t32" </text:span><text:span text:style-name="T3">alt_unit=</text:span><text:span text:style-name="T3">"deg" </text:span><text:span text:style-name="T3">alt_unit_</text:span><text:span text:style-name="T3">coef="0.</text:span><text:span text:style-name="T3">013988</text:span><text:span text:style-name="T3">2"/&gt;</text:span></text:p>
            <text:p><text:span text:style-name="T3"><text:s text:c="6"/></text:span><text:span text:style-name="T3">&lt;field </text:span><text:span text:style-name="T3">name="t</text:span><text:span text:style-name="T3">hrust" <text:s text:c="5"/></text:span><text:span text:style-name="T3"><text:s text:c="6"/></text:span><text:span text:style-name="T3">type="in</text:span><text:span text:style-name="T3">t32"/&gt;</text:span></text:p>
            <text:p><text:span text:style-name="T3"><text:s text:c="6"/></text:span><text:span text:style-name="T3">&lt;field </text:span><text:span text:style-name="T3">name="f</text:span><text:span text:style-name="T3">light_tim</text:span><text:span text:style-name="T3">e" <text:s text:c="3"/></text:span><text:span text:style-name="T3">type="ui</text:span><text:span text:style-name="T3">nt16" </text:span><text:span text:style-name="T3">unit="s"/</text:span><text:span text:style-name="T3">&gt;</text:span></text:p>
            <text:p><text:span text:style-name="T3"><text:s/></text:span><text:span text:style-name="T3">&lt;/mess</text:span><text:span text:style-name="T3">age&gt;</text:span></text:p>
          </draw:text-box>
        </draw:frame>
        <draw:frame draw:style-name="gr2" draw:text-style-name="P4" draw:layer="layout" svg:width="6.223cm" svg:height="2.286cm" svg:x="11.795cm" svg:y="20.279cm">
          <draw:text-box>
            <text:p><text:span text:style-name="T3">&lt;messa</text:span><text:span text:style-name="T3">ge </text:span><text:span text:style-name="T3">name="</text:span><text:span text:style-name="T3">ROTOR</text:span><text:span text:style-name="T3">CRAFT</text:span><text:span text:style-name="T3">_NAV_S</text:span><text:span text:style-name="T3">TATUS" </text:span><text:span text:style-name="T3">id="159</text:span><text:span text:style-name="T3">"&gt;</text:span></text:p>
            <text:p><text:span text:style-name="T3"><text:s text:c="6"/></text:span><text:span text:style-name="T3">&lt;field </text:span><text:span text:style-name="T3">name="</text:span><text:span text:style-name="T3">block_ti</text:span><text:span text:style-name="T3">me" </text:span><text:span text:style-name="T3">type="ui</text:span><text:span text:style-name="T3">nt16" </text:span><text:span text:style-name="T3">unit="s"/</text:span><text:span text:style-name="T3">&gt;</text:span></text:p>
            <text:p><text:span text:style-name="T3"><text:s text:c="6"/></text:span><text:span text:style-name="T3">&lt;field </text:span><text:span text:style-name="T3">name="</text:span><text:span text:style-name="T3">stage_ti</text:span><text:span text:style-name="T3">me" </text:span><text:span text:style-name="T3">type="ui</text:span><text:span text:style-name="T3">nt16" </text:span><text:span text:style-name="T3">unit="s"/</text:span><text:span text:style-name="T3">&gt;</text:span></text:p>
            <text:p><text:span text:style-name="T3"><text:s text:c="6"/></text:span><text:span text:style-name="T3">&lt;field </text:span><text:span text:style-name="T3">name="</text:span><text:span text:style-name="T3">dist_ho</text:span><text:span text:style-name="T3">me" </text:span><text:span text:style-name="T3">type="fl</text:span><text:span text:style-name="T3">oat" </text:span><text:span text:style-name="T3">format="</text:span><text:span text:style-name="T3">%.1f" </text:span><text:span text:style-name="T3">unit="m"</text:span><text:span text:style-name="T3">/&gt;</text:span></text:p>
            <text:p><text:span text:style-name="T3"><text:s text:c="6"/></text:span><text:span text:style-name="T3">&lt;field </text:span><text:span text:style-name="T3">name="</text:span><text:span text:style-name="T3">dist_wp</text:span><text:span text:style-name="T3">" </text:span><text:span text:style-name="T3">type="fl</text:span><text:span text:style-name="T3">oat" </text:span><text:span text:style-name="T3">format="</text:span><text:span text:style-name="T3">%.1f" </text:span><text:span text:style-name="T3">unit="m"</text:span><text:span text:style-name="T3">/&gt;</text:span></text:p>
            <text:p><text:span text:style-name="T3"><text:s text:c="6"/></text:span><text:span text:style-name="T3">&lt;field </text:span><text:span text:style-name="T3">name="</text:span><text:span text:style-name="T3">cur_blo</text:span><text:span text:style-name="T3">ck" </text:span><text:span text:style-name="T3">type="ui</text:span><text:span text:style-name="T3">nt8"/&gt;</text:span></text:p>
            <text:p><text:span text:style-name="T3"><text:s text:c="6"/></text:span><text:span text:style-name="T3">&lt;field </text:span><text:span text:style-name="T3">name="</text:span><text:span text:style-name="T3">cur_sta</text:span><text:span text:style-name="T3">ge" </text:span><text:span text:style-name="T3">type="ui</text:span><text:span text:style-name="T3">nt8"/&gt;</text:span></text:p>
            <text:p><text:span text:style-name="T3"><text:s text:c="6"/></text:span><text:span text:style-name="T3">&lt;field </text:span><text:span text:style-name="T3">name="</text:span><text:span text:style-name="T3">horizont</text:span><text:span text:style-name="T3">al_mod</text:span><text:span text:style-name="T3">e" </text:span><text:span text:style-name="T3">type="ui</text:span><text:span text:style-name="T3">nt8"/&gt;</text:span></text:p>
            <text:p><text:span text:style-name="T3"><text:s/></text:span><text:span text:style-name="T3">&lt;/mess</text:span><text:span text:style-name="T3">age&gt;</text:span></text:p>
          </draw:text-box>
        </draw:frame>
        <draw:frame draw:style-name="gr2" draw:text-style-name="P4" draw:layer="layout" svg:width="4.408cm" svg:height="1.119cm" svg:x="11.795cm" svg:y="19.058cm">
          <draw:text-box>
            <text:p><text:span text:style-name="T3"><text:s text:c="4"/></text:span><text:span text:style-name="T3">&lt;mes</text:span><text:span text:style-name="T3">sage </text:span><text:span text:style-name="T3">name</text:span><text:span text:style-name="T3">="DL_</text:span><text:span text:style-name="T3">VALU</text:span><text:span text:style-name="T3">E" </text:span><text:span text:style-name="T3">id="3</text:span><text:span text:style-name="T3">1"&gt;</text:span></text:p>
            <text:p><text:span text:style-name="T3"><text:s text:c="6"/></text:span><text:span text:style-name="T3">&lt;field </text:span><text:span text:style-name="T3">name</text:span><text:span text:style-name="T3">="ind</text:span><text:span text:style-name="T3">ex" </text:span><text:span text:style-name="T3">type=</text:span><text:span text:style-name="T3">"uint8</text:span><text:span text:style-name="T3">"/&gt;</text:span></text:p>
            <text:p><text:span text:style-name="T3"><text:s text:c="6"/></text:span><text:span text:style-name="T3">&lt;field </text:span><text:span text:style-name="T3">name</text:span><text:span text:style-name="T3">="val</text:span><text:span text:style-name="T3">ue" </text:span><text:span text:style-name="T3">type=</text:span><text:span text:style-name="T3">"float"</text:span><text:span text:style-name="T3">/&gt;</text:span></text:p>
            <text:p><text:span text:style-name="T3"><text:s text:c="4"/></text:span><text:span text:style-name="T3">&lt;/me</text:span><text:span text:style-name="T3">ssag</text:span><text:span text:style-name="T3">e&gt;</text:span></text:p>
          </draw:text-box>
        </draw:frame>
        <draw:frame draw:style-name="gr2" draw:text-style-name="P6" draw:layer="layout" svg:width="6.35cm" svg:height="1.905cm" svg:x="3.413cm" svg:y="24.495cm">
          <draw:text-box>
            <text:p><text:span text:style-name="T5">&lt;messa</text:span><text:span text:style-name="T5">ge </text:span><text:span text:style-name="T5">name="</text:span><text:span text:style-name="T5">DESIRE</text:span><text:span text:style-name="T5">D_SETP</text:span><text:span text:style-name="T5">OINT" </text:span><text:span text:style-name="T5">id="15" </text:span><text:span text:style-name="T5">link="for</text:span><text:span text:style-name="T5">warded</text:span><text:span text:style-name="T5">"&gt;</text:span></text:p>
            <text:p><text:span text:style-name="T5"><text:s text:c="6"/></text:span><text:span text:style-name="T5">&lt;field </text:span><text:span text:style-name="T5">name="</text:span><text:span text:style-name="T5">ac_id" </text:span><text:span text:style-name="T5">type="ui</text:span><text:span text:style-name="T5">nt8"&gt;</text:span></text:p>
            <text:p><text:span text:style-name="T5"><text:s text:c="6"/></text:span><text:span text:style-name="T5">&lt;field </text:span><text:span text:style-name="T5">name="f</text:span><text:span text:style-name="T5">lag" <text:s/></text:span><text:span text:style-name="T5">type="ui</text:span><text:span text:style-name="T5">nt8"&gt;</text:span></text:p>
            <text:p><text:span text:style-name="T5"><text:s text:c="6"/></text:span><text:span text:style-name="T5">&lt;field </text:span><text:span text:style-name="T5">name="</text:span><text:span text:style-name="T5">ux" <text:s text:c="3"/></text:span><text:span text:style-name="T5">type="fl</text:span><text:span text:style-name="T5">oat"&gt;</text:span></text:p>
            <text:p><text:span text:style-name="T5"><text:s text:c="6"/></text:span><text:span text:style-name="T5">&lt;field </text:span><text:span text:style-name="T5">name="</text:span><text:span text:style-name="T5">uy" <text:s text:c="3"/></text:span><text:span text:style-name="T5">type="fl</text:span><text:span text:style-name="T5">oat"&gt;</text:span></text:p>
            <text:p><text:span text:style-name="T5"><text:s text:c="6"/></text:span><text:span text:style-name="T5">&lt;field </text:span><text:span text:style-name="T5">name="</text:span><text:span text:style-name="T5">uz" <text:s text:c="3"/></text:span><text:span text:style-name="T5">type="fl</text:span><text:span text:style-name="T5">oat"&gt;</text:span></text:p>
            <text:p><text:span text:style-name="T5">&lt;/</text:span><text:span text:style-name="T5">messag</text:span><text:span text:style-name="T5">e&gt;</text:span></text:p>
          </draw:text-box>
        </draw:frame>
        <draw:frame draw:style-name="gr1" draw:text-style-name="P1" draw:layer="layout" svg:width="6.604cm" svg:height="4.191cm" svg:x="3.286cm" svg:y="22.336cm">
          <draw:text-box>
            <text:p><text:span text:style-name="T1">x-</text:span><text:span text:style-name="T1">guide</text:span><text:span text:style-name="T1">.py</text:span></text:p>
          </draw:text-box>
        </draw:frame>
        <draw:frame draw:style-name="gr5" draw:text-style-name="P1" draw:layer="layout" svg:width="1.524cm" svg:height="0.762cm" svg:x="9.128cm" svg:y="4.81cm">
          <draw:text-box>
            <text:p><text:span text:style-name="T1">socat </text:span><text:span text:style-name="T1">tee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4:48:40.515197959</meta:creation-date>
    <dc:date>2021-10-09T09:25:55.460591712</dc:date>
    <meta:editing-duration>PT1H10M2S</meta:editing-duration>
    <meta:editing-cycles>8</meta:editing-cycles>
    <meta:generator>LibreOffice/6.4.7.2$Linux_X86_64 LibreOffice_project/40$Build-2</meta:generator>
    <meta:document-statistic meta:object-count="53"/>
  </office:meta>
</office:document-meta>
</file>